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tyle="italic" officeooo:rsid="000e1876" officeooo:paragraph-rsid="000e1876" style:font-style-asian="italic" style:font-style-complex="italic"/>
    </style:style>
    <style:style style:name="P2" style:family="paragraph" style:parent-style-name="Footer">
      <style:text-properties officeooo:rsid="00190ac6" officeooo:paragraph-rsid="00190ac6"/>
    </style:style>
    <style:style style:name="P3" style:family="paragraph" style:parent-style-name="Standard">
      <style:text-properties officeooo:rsid="000e1876" officeooo:paragraph-rsid="000e1876"/>
    </style:style>
    <style:style style:name="P4" style:family="paragraph" style:parent-style-name="Standard">
      <style:text-properties fo:font-weight="bold" officeooo:rsid="001ae6e7" officeooo:paragraph-rsid="001ae6e7" style:font-weight-asian="bold" style:font-weight-complex="bold"/>
    </style:style>
    <style:style style:name="P5" style:family="paragraph" style:parent-style-name="Standard">
      <style:text-properties officeooo:rsid="001ae6e7" officeooo:paragraph-rsid="001ae6e7"/>
    </style:style>
    <style:style style:name="P6" style:family="paragraph" style:parent-style-name="Standard">
      <style:text-properties officeooo:rsid="001dac15" officeooo:paragraph-rsid="001dac15"/>
    </style:style>
    <style:style style:name="P7" style:family="paragraph" style:parent-style-name="Standard">
      <style:text-properties officeooo:rsid="001dac15" officeooo:paragraph-rsid="00251025"/>
    </style:style>
    <style:style style:name="P8" style:family="paragraph" style:parent-style-name="Standard" style:list-style-name="L1"/>
    <style:style style:name="P9" style:family="paragraph" style:parent-style-name="Standard" style:list-style-name="L1">
      <style:text-properties officeooo:paragraph-rsid="00100256"/>
    </style:style>
    <style:style style:name="P10" style:family="paragraph" style:parent-style-name="Standard" style:list-style-name="L1">
      <style:text-properties officeooo:paragraph-rsid="00146c8e"/>
    </style:style>
    <style:style style:name="P11" style:family="paragraph" style:parent-style-name="Standard" style:list-style-name="L1">
      <style:text-properties officeooo:paragraph-rsid="0016afc6"/>
    </style:style>
    <style:style style:name="P12" style:family="paragraph" style:parent-style-name="Standard" style:list-style-name="L1">
      <style:text-properties officeooo:paragraph-rsid="001576cd"/>
    </style:style>
    <style:style style:name="P13" style:family="paragraph" style:parent-style-name="Standard" style:list-style-name="L1">
      <style:text-properties officeooo:paragraph-rsid="001629a9"/>
    </style:style>
    <style:style style:name="P14" style:family="paragraph" style:parent-style-name="Standard" style:list-style-name="L1">
      <style:text-properties fo:font-weight="normal" style:font-weight-asian="normal" style:font-weight-complex="normal"/>
    </style:style>
    <style:style style:name="P15" style:family="paragraph" style:parent-style-name="Standard" style:list-style-name="L1">
      <style:text-properties fo:font-weight="normal" officeooo:paragraph-rsid="001e6ba2" style:font-weight-asian="normal" style:font-weight-complex="normal"/>
    </style:style>
    <style:style style:name="P16" style:family="paragraph" style:parent-style-name="Standard" style:list-style-name="L1">
      <style:text-properties fo:font-weight="normal" officeooo:rsid="001f44af" officeooo:paragraph-rsid="001f44af" style:font-weight-asian="normal" style:font-weight-complex="normal"/>
    </style:style>
    <style:style style:name="P17" style:family="paragraph" style:parent-style-name="Standard" style:list-style-name="L1">
      <style:text-properties fo:font-weight="normal" officeooo:rsid="00251025" officeooo:paragraph-rsid="002b0d43" style:font-weight-asian="normal" style:font-weight-complex="normal"/>
    </style:style>
    <style:style style:name="P18" style:family="paragraph" style:parent-style-name="Standard">
      <style:text-properties fo:font-weight="normal" style:font-weight-asian="normal" style:font-weight-complex="normal"/>
    </style:style>
    <style:style style:name="P19" style:family="paragraph" style:parent-style-name="Standard" style:list-style-name="L1">
      <style:text-properties officeooo:rsid="00251025" officeooo:paragraph-rsid="00251025"/>
    </style:style>
    <style:style style:name="P20" style:family="paragraph" style:parent-style-name="Standard" style:list-style-name="L1">
      <style:text-properties officeooo:rsid="00251025" officeooo:paragraph-rsid="002b0d43"/>
    </style:style>
    <style:style style:name="T1" style:family="text">
      <style:text-properties officeooo:rsid="000e1876"/>
    </style:style>
    <style:style style:name="T2" style:family="text">
      <style:text-properties officeooo:rsid="00100256"/>
    </style:style>
    <style:style style:name="T3" style:family="text">
      <style:text-properties fo:font-weight="bold" style:font-weight-asian="bold" style:font-weight-complex="bold"/>
    </style:style>
    <style:style style:name="T4" style:family="text">
      <style:text-properties fo:font-weight="bold" officeooo:rsid="00181c56" style:font-weight-asian="bold" style:font-weight-complex="bold"/>
    </style:style>
    <style:style style:name="T5" style:family="text">
      <style:text-properties fo:font-weight="bold" officeooo:rsid="001f44af" style:font-weight-asian="bold" style:font-weight-complex="bold"/>
    </style:style>
    <style:style style:name="T6" style:family="text">
      <style:text-properties fo:font-weight="bold" officeooo:rsid="002a0b03" style:font-weight-asian="bold" style:font-weight-complex="bold"/>
    </style:style>
    <style:style style:name="T7" style:family="text">
      <style:text-properties fo:font-weight="bold" officeooo:rsid="002b0d43" style:font-weight-asian="bold" style:font-weight-complex="bold"/>
    </style:style>
    <style:style style:name="T8" style:family="text">
      <style:text-properties officeooo:rsid="00119866"/>
    </style:style>
    <style:style style:name="T9" style:family="text">
      <style:text-properties officeooo:rsid="00133b01"/>
    </style:style>
    <style:style style:name="T10" style:family="text">
      <style:text-properties officeooo:rsid="00140337"/>
    </style:style>
    <style:style style:name="T11" style:family="text">
      <style:text-properties officeooo:rsid="00146c8e"/>
    </style:style>
    <style:style style:name="T12" style:family="text">
      <style:text-properties officeooo:rsid="00151017"/>
    </style:style>
    <style:style style:name="T13" style:family="text">
      <style:text-properties officeooo:rsid="001576cd"/>
    </style:style>
    <style:style style:name="T14" style:family="text">
      <style:text-properties officeooo:rsid="001629a9"/>
    </style:style>
    <style:style style:name="T15" style:family="text">
      <style:text-properties officeooo:rsid="0016afc6"/>
    </style:style>
    <style:style style:name="T16" style:family="text">
      <style:text-properties officeooo:rsid="00181c56"/>
    </style:style>
    <style:style style:name="T17" style:family="text">
      <style:text-properties fo:font-weight="normal" style:font-weight-asian="normal" style:font-weight-complex="normal"/>
    </style:style>
    <style:style style:name="T18" style:family="text">
      <style:text-properties fo:font-weight="normal" officeooo:rsid="001f44af" style:font-weight-asian="normal" style:font-weight-complex="normal"/>
    </style:style>
    <style:style style:name="T19" style:family="text">
      <style:text-properties fo:font-weight="normal" officeooo:rsid="002667c8" style:font-weight-asian="normal" style:font-weight-complex="normal"/>
    </style:style>
    <style:style style:name="T20" style:family="text">
      <style:text-properties fo:font-weight="normal" officeooo:rsid="002a0b03" style:font-weight-asian="normal" style:font-weight-complex="normal"/>
    </style:style>
    <style:style style:name="T21" style:family="text">
      <style:text-properties fo:font-weight="normal" officeooo:rsid="002b0d43" style:font-weight-asian="normal" style:font-weight-complex="normal"/>
    </style:style>
    <style:style style:name="T22" style:family="text">
      <style:text-properties fo:font-weight="normal" officeooo:rsid="002caf12" style:font-weight-asian="normal" style:font-weight-complex="normal"/>
    </style:style>
    <style:style style:name="T23" style:family="text">
      <style:text-properties officeooo:rsid="00190ac6"/>
    </style:style>
    <style:style style:name="T24" style:family="text">
      <style:text-properties officeooo:rsid="00197740"/>
    </style:style>
    <style:style style:name="T25" style:family="text">
      <style:text-properties officeooo:rsid="001ae6e7"/>
    </style:style>
    <style:style style:name="T26" style:family="text">
      <style:text-properties officeooo:rsid="001c2493"/>
    </style:style>
    <style:style style:name="T27" style:family="text">
      <style:text-properties officeooo:rsid="001e6ba2"/>
    </style:style>
    <style:style style:name="T28" style:family="text">
      <style:text-properties officeooo:rsid="001f44af"/>
    </style:style>
    <style:style style:name="T29" style:family="text">
      <style:text-properties officeooo:rsid="002385b0"/>
    </style:style>
    <style:style style:name="T30" style:family="text">
      <style:text-properties officeooo:rsid="00251025"/>
    </style:style>
    <style:style style:name="T31" style:family="text">
      <style:text-properties officeooo:rsid="002667c8"/>
    </style:style>
    <style:style style:name="T32" style:family="text">
      <style:text-properties style:text-position="super 58%" officeooo:rsid="0028384f"/>
    </style:style>
    <style:style style:name="T33" style:family="text">
      <style:text-properties officeooo:rsid="002a0b03"/>
    </style:style>
    <style:style style:name="T34" style:family="text">
      <style:text-properties officeooo:rsid="002b0d43"/>
    </style:style>
    <style:style style:name="T35" style:family="text">
      <style:text-properties officeooo:rsid="002caf12"/>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is file (readme.pdf) lists contents of GitHub folder</text:p>
      <text:p text:style-name="P3"><text:s/>https://github.com/ltrr-arizona-edu/TRISH-R/releases</text:p>
      <text:p text:style-name="P3"/>
      <text:p text:style-name="P3"><text:span text:style-name="T6">Files 1-60</text:span><text:span text:style-name="T33"> are </text:span><text:span text:style-name="T23">R-script</text:span><text:span text:style-name="T24"> (</text:span><text:span text:style-name="T23">ReconAnalog</text:span><text:span text:style-name="T24">)</text:span><text:span text:style-name="T23"> and user-written </text:span><text:s/>R <text:span text:style-name="T23">functions </text:span><text:span text:style-name="T33">for</text:span><text:span text:style-name="T23"> web-based tool </text:span><text:s/>TRISH (Prusevich et al., submitted) to generate reconstruction of a hydrologic time series (predictand) from a network of tree-ring chronologies<text:span text:style-name="T15">. </text:span><text:span text:style-name="T24">Files of s</text:span><text:span text:style-name="T23">ample data </text:span><text:span text:style-name="T24">included enable </text:span><text:span text:style-name="T23">you</text:span><text:span text:style-name="T24"> to</text:span><text:span text:style-name="T23"> duplicate the illustration (Katun River runoff reconstruction) in section 4 of that paper outside of TRISH on your own laptop using R and RStudio</text:span><text:span text:style-name="T25">, as has been done elsewhere for the Truckee River Basin (Meko et al., 2024)</text:span><text:span text:style-name="T23">. The GitHub folder also includes "odt"</text:span><text:span text:style-name="T26"> or "docx"</text:span><text:span text:style-name="T23"> versions of the "pdf" files. </text:span></text:p>
      <text:p text:style-name="P3"/>
      <text:p text:style-name="P6"><text:span text:style-name="T6">Files 61-66</text:span><text:span text:style-name="T33"> are are for the </text:span>R Markdown document ReconStep.Rmd <text:span text:style-name="T33">used </text:span>for educational training in the dendroclimatology module of the Laboratory of Tree-ring Research Dendrochronology Intensive Summer Course (DISC), and in t<text:span text:style-name="T17">he international summer school: “Tree Rings, Climate, Natural Resources, and Human Interaction.” </text:span><text:s/><text:span text:style-name="T27">ReconStep.Rmd relies on many of the same user-written R functions (UWFs) as ReconAnalog. For that reason, students in the courses </text:span><text:span text:style-name="T29">should</text:span><text:span text:style-name="T27"> copy all files, </text:span><text:span text:style-name="T33">not just #61-65,</text:span><text:span text:style-name="T27"> from GitHub folder to their laptops in preparation for ReconStep.Rmd. </text:span><text:s/></text:p>
      <text:p text:style-name="P6"/>
      <text:p text:style-name="P7"><text:span text:style-name="T6">Files 66-69</text:span><text:span text:style-name="T33"> <text:s/>are </text:span><text:span text:style-name="T30">two R scripts </text:span><text:span text:style-name="T31">and a function used </text:span><text:span text:style-name="T33">to illustrate </text:span><text:span text:style-name="T31">chronology development and assembly of chronologies from crn files in</text:span><text:span text:style-name="T33">to </text:span><text:span text:style-name="T31">a time series matrix.</text:span></text:p>
      <text:p text:style-name="P6"/>
      <text:list text:style-name="L1">
        <text:list-header>
          <text:p text:style-name="P8"/>
        </text:list-header>
        <text:list-item>
          <text:p text:style-name="P8"><text:span text:style-name="T3">ReconAnalog.R</text:span><text:span text:style-name="T1"> -- Main recoconstruction script, which calls many of the functions listed below as items 2-</text:span><text:span text:style-name="T12">45</text:span><text:span text:style-name="T15"> below</text:span><text:span text:style-name="T12">.</text:span></text:p>
        </text:list-item>
        <text:list-item>
          <text:p text:style-name="P8"><text:span text:style-name="T3">c13toc3.R</text:span><text:span text:style-name="T1"> -- ut</text:span><text:span text:style-name="T2">ility function for conversion of 13-column climate data to 3-column (year-month-value)</text:span></text:p>
        </text:list-item>
        <text:list-item>
          <text:p text:style-name="P8"><text:span text:style-name="T3">CrossValid1.R</text:span><text:span text:style-name="T2"> -- <text:s/>Leave-m-out cross-validation of a previously estimated stepwise regression model </text:span></text:p>
        </text:list-item>
        <text:list-item>
          <text:p text:style-name="P9"><text:span text:style-name="T3">CrossValid2.R</text:span><text:span text:style-name="T2"> -- <text:s/>Leave-m-out cross-validation of a regression model</text:span></text:p>
        </text:list-item>
        <text:list-item>
          <text:p text:style-name="P8"><text:span text:style-name="T3">EffectSS.R</text:span><text:span text:style-name="T2"> -- Effective sample size -- effective number of "independent" observations</text:span></text:p>
        </text:list-item>
        <text:list-item>
          <text:p text:style-name="P8"><text:span text:style-name="T3">emssgUNH.R</text:span><text:span text:style-name="T2"> -- Write an error message to a specified output directory</text:span></text:p>
        </text:list-item>
        <text:list-item>
          <text:p text:style-name="P8"><text:span text:style-name="T3">ForwStep1.R</text:span><text:span text:style-name="T2"> -- Forward stepwise regression. entry is done until all variables are in. The final model </text:span>is selected optionally as the model for step at which adjusted R-square is maximum<text:span text:style-name="T2"> </text:span>or the cross-validation RE is a maximum</text:p>
        </text:list-item>
        <text:list-item>
          <text:p text:style-name="P8"><text:span text:style-name="T3">ForwStep2.R</text:span><text:span text:style-name="T8"> -- The forward stepwise entry is done until all variables are in. The final model </text:span>is selected as the model for step at which adjusted R-square is maximum</text:p>
        </text:list-item>
        <text:list-item>
          <text:p text:style-name="P8"><text:span text:style-name="T3">ForwStep3.R</text:span><text:span text:style-name="T8"> -- Forward stepwise regression with validation/calibration stopping rules. Initial forward stepwise entry is done until all variables are in. The final model </text:span>is selected optionally as the model for step at which adjusted R-square is "approximately"<text:span text:style-name="T8"> </text:span>m<text:span text:style-name="T8">aximum</text:span>, or at a lower step at which cross-validation RE is maximum</text:p>
        </text:list-item>
        <text:list-item>
          <text:p text:style-name="P8"><text:span text:style-name="T3">ForwStep.R</text:span><text:span text:style-name="T8"> -- Forward stepwise regression for maximum-adjusted-R</text:span><text:span text:style-name="T32">2</text:span><text:span text:style-name="T8"> model. The forward stepwise entry is done until all variables are in. The final model </text:span>is selected as the model for step at which adjusted R-square is maximum<text:span text:style-name="T8"> (similar approach to ForwStep2).</text:span></text:p>
        </text:list-item>
        <text:list-item>
          <text:p text:style-name="P8"><text:span text:style-name="T3">Fpvalue.R</text:span><text:span text:style-name="T8"> -- p-value of overall-F of regression</text:span></text:p>
        </text:list-item>
        <text:list-item>
          <text:p text:style-name="P8"><text:span text:style-name="T3">KnnAnalog.R</text:span><text:span text:style-name="T8"> -- Analog reconstruction from Euclidean distance of PCs from key year</text:span></text:p>
        </text:list-item>
        <text:list-item>
          <text:p text:style-name="P8"><text:span text:style-name="T3">LagkAcc.R</text:span><text:span text:style-name="T8"> -- Lag-k autocorrelation coefficient(s) of a time series matrix or vector</text:span></text:p>
        </text:list-item>
        <text:list-item>
          <text:p text:style-name="P8"><text:soft-page-break/><text:span text:style-name="T3">LagModel2Char.R</text:span><text:span text:style-name="T9"> -- Utility to build string represntation of a lagged stepwise regression model</text:span></text:p>
        </text:list-item>
        <text:list-item>
          <text:p text:style-name="P8"><text:span text:style-name="T3">LagModel2Sign.R</text:span><text:span text:style-name="T9"> <text:s/>-- Build string representation of signs of regression coefficient in lagged stepwise regression model</text:span></text:p>
        </text:list-item>
        <text:list-item>
          <text:p text:style-name="P8"><text:span text:style-name="T3">LagReOrder.R</text:span><text:span text:style-name="T9"> -- Reorder columnms of lagged tree-ring index</text:span></text:p>
        </text:list-item>
        <text:list-item>
          <text:p text:style-name="P8"><text:span text:style-name="T3">LagYear.R</text:span><text:span text:style-name="T9"> -- Create a lagged verson of a time series matrix</text:span></text:p>
        </text:list-item>
        <text:list-item>
          <text:p text:style-name="P8"><text:span text:style-name="T3">LeaveOut.R</text:span><text:span text:style-name="T9"> -- Build pointer matrix for use in leave-m-out cross-validation</text:span></text:p>
        </text:list-item>
        <text:list-item>
          <text:p text:style-name="P8"><text:span text:style-name="T3">mannken1.R</text:span><text:span text:style-name="T9"> -- Mann-Kendall trend test for a time series</text:span></text:p>
        </text:list-item>
        <text:list-item>
          <text:p text:style-name="P8"><text:span text:style-name="T3">NashSutt.R</text:span><text:span text:style-name="T10"> -- Nash-Suttcliffe efficiency</text:span></text:p>
        </text:list-item>
        <text:list-item>
          <text:p text:style-name="P8"><text:span text:style-name="T3">PeriodCommon.R</text:span><text:span text:style-name="T10"> -- Common period of a time series with time series matrix</text:span></text:p>
        </text:list-item>
        <text:list-item>
          <text:p text:style-name="P8"><text:span text:style-name="T3">PrewhitenChrons.R</text:span><text:span text:style-name="T10"> -- Convert time series matrix of chronologies to prewhitened matrix using autoregressive model of order p</text:span></text:p>
        </text:list-item>
        <text:list-item>
          <text:p text:style-name="P8"><text:span text:style-name="T3">RecMLR1.R</text:span><text:span text:style-name="T10"> -- Multi-site reconstruction (MSR) by multiple linear regression on SSRs or their PCs</text:span></text:p>
        </text:list-item>
        <text:list-item>
          <text:p text:style-name="P8"><text:span text:style-name="T3">reconsw4.R</text:span><text:span text:style-name="T10"> <text:s/>-- single-site reconstruction (SSR) by stepwise forward distributed-lag regression</text:span></text:p>
        </text:list-item>
        <text:list-item>
          <text:p text:style-name="P8"><text:span text:style-name="T3">RecPCR1.R</text:span><text:span text:style-name="T10"> -- Multi-site reconstruction (MSR) by regression on PCs of single-site reconstructions (SSRs)</text:span></text:p>
        </text:list-item>
        <text:list-item>
          <text:p text:style-name="P8"><text:span text:style-name="T3">RecSLR1.R</text:span><text:span text:style-name="T10"> -- Multi-site reconstruction (MSR) by simple linear regression on mean of single-site reconstructions</text:span></text:p>
        </text:list-item>
        <text:list-item>
          <text:p text:style-name="P8"><text:span text:style-name="T3">SeasClim.R</text:span><text:span text:style-name="T10"> -- Seasonalize monthly climate data in a 3-column (year-month-value) input format</text:span></text:p>
        </text:list-item>
        <text:list-item>
          <text:p text:style-name="P8"><text:span text:style-name="T3">SignalDrop1.R</text:span><text:span text:style-name="T10"> -- Drop in <text:s/>maximum climate signal in recent years as chronologies drop out</text:span></text:p>
        </text:list-item>
        <text:list-item>
          <text:p text:style-name="P8"><text:span text:style-name="T3">ssValid.R</text:span><text:span text:style-name="T10"> -- Split-sample calibration-validation of regression model</text:span></text:p>
        </text:list-item>
        <text:list-item>
          <text:p text:style-name="P10"><text:span text:style-name="T3">stem1.R</text:span> <text:span text:style-name="T10">-- Stem plot for ACF, ala Matlab</text:span><text:span text:style-name="T11"> (obsolete)</text:span></text:p>
        </text:list-item>
        <text:list-item>
          <text:p text:style-name="P10"><text:span text:style-name="T3">stemACF.R</text:span><text:span text:style-name="T10"> -- Stem plot for ACF, ala Matlab</text:span></text:p>
        </text:list-item>
        <text:list-item>
          <text:p text:style-name="P8"><text:span text:style-name="T3">Table1Column.R</text:span><text:span text:style-name="T11"> -- Utility to write table with just 1 column of data after column of variable names</text:span></text:p>
        </text:list-item>
        <text:list-item>
          <text:p text:style-name="P8"><text:span text:style-name="T3">TablePCA1.R</text:span><text:span text:style-name="T11"> -- Utility to write PCA summary table, including list of loadings</text:span></text:p>
        </text:list-item>
        <text:list-item>
          <text:p text:style-name="P8"><text:span text:style-name="T3">TableWrite1.R</text:span> <text:span text:style-name="T11"><text:s/>-- Utility to write table with any number of columns and rows</text:span></text:p>
        </text:list-item>
        <text:list-item>
          <text:p text:style-name="P8"><text:span text:style-name="T3">TabSepTsm1.R</text:span><text:span text:style-name="T11"> -- Write tab-separated file of reconstruction with confidence interval, plus observed predictand</text:span></text:p>
        </text:list-item>
        <text:list-item>
          <text:p text:style-name="P8"><text:span text:style-name="T3">TabSepTsm2.R</text:span><text:span text:style-name="T11"> -- Utility to write tab-separated file of a time series matrix, with heading line</text:span></text:p>
        </text:list-item>
        <text:list-item>
          <text:p text:style-name="P8"><text:span text:style-name="T3">TabSepTsm3.R</text:span><text:span text:style-name="T11"> -- Write general tab-separated file of a time series matrix, with heading line</text:span></text:p>
        </text:list-item>
        <text:list-item>
          <text:p text:style-name="P8"><text:span text:style-name="T3">ties1.R</text:span><text:span text:style-name="T11"> -- Identify ties in a time series</text:span></text:p>
        </text:list-item>
        <text:list-item>
          <text:p text:style-name="P8"><text:span text:style-name="T3">TranFlow.R</text:span><text:span text:style-name="T11"> -- Transformation of flows or some other single time series</text:span></text:p>
        </text:list-item>
        <text:list-item>
          <text:p text:style-name="P8"><text:span text:style-name="T3">trimnan.R</text:span><text:span text:style-name="T11"> <text:s/>-- Untility to get row indices of 1-col matrix after trimming of leading and trailing NA</text:span></text:p>
        </text:list-item>
        <text:list-item>
          <text:p text:style-name="P8"><text:span text:style-name="T3">trimRowNA.R</text:span><text:span text:style-name="T11"> -- Utility to get row index for trimming trailing and leading all-NA rows from a matrix</text:span></text:p>
        </text:list-item>
        <text:list-item>
          <text:p text:style-name="P8"><text:span text:style-name="T3">TrimTsm1.R</text:span><text:span text:style-name="T11"> -- Trim a time series matrix with constraints for single-site reconstruction (SSR)</text:span></text:p>
        </text:list-item>
        <text:list-item>
          <text:p text:style-name="P8"><text:span text:style-name="T3">Tsm2Scores1.R</text:span><text:span text:style-name="T11"> -- Time series matrix to PC scores</text:span><text:tab/> <text:span text:style-name="T11"><text:s/></text:span><text:s text:c="6"/></text:p>
        </text:list-item>
        <text:list-item>
          <text:p text:style-name="P8"><text:span text:style-name="T3">tsmExtend.R</text:span><text:span text:style-name="T12"> -- Extend time series matrix on recent end by quantile method</text:span></text:p>
        </text:list-item>
        <text:list-item>
          <text:p text:style-name="P8"><text:span text:style-name="T3">xyCI.R</text:span><text:span text:style-name="T12"> -- Utility to convert upper and lower confidence interval into x,y for a confidence interval polygon</text:span></text:p>
        </text:list-item>
        <text:list-item>
          <text:p text:style-name="P8"><text:span text:style-name="T3">AbbreviationsTRISH.pdf</text:span><text:span text:style-name="T12"> -- List of abbreviations frequently used in TRISH</text:span><text:span text:style-name="T15"> and</text:span><text:span text:style-name="T12"> ReconAnalog</text:span></text:p>
        </text:list-item>
        <text:list-item>
          <text:p text:style-name="P8"><text:soft-page-break/><text:span text:style-name="T3">siteData_Katun.txt</text:span><text:span text:style-name="T12"> -- </text:span><text:span text:style-name="T13">Tab-separated t</text:span><text:span text:style-name="T12">ime series matrix of tree-ring chronologies</text:span><text:span text:style-name="T15"> needed by ReconAnalog to duplicate offline the TRISH </text:span><text:span text:style-name="T12">sample reconstruction in section 4 of Prusevich et al. (submitted)</text:span></text:p>
        </text:list-item>
        <text:list-item>
          <text:p text:style-name="P11"><text:span text:style-name="T3">siteMeta_Katun.txt</text:span><text:span text:style-name="T13"> -- Tab-separated metadata </text:span><text:span text:style-name="T12">tree-ring chronologies</text:span><text:span text:style-name="T15"> needed by ReconAnalog to duplicate offline the TRISH </text:span><text:span text:style-name="T12">sample reconstruction in section 4 of Prusevich et al. (submitted)</text:span></text:p>
        </text:list-item>
        <text:list-item>
          <text:p text:style-name="P11"><text:span text:style-name="T3">hydroData_Katun.txt</text:span><text:span text:style-name="T13"> -- Tab-separated t</text:span><text:span text:style-name="T12">ime series matrix </text:span><text:span text:style-name="T13">(2 column) of hydrologic predictand </text:span><text:span text:style-name="T15">needed by ReconAnalog to duplicate offline the TRISH </text:span><text:span text:style-name="T12">sample reconstruction in section 4 of Prusevich et al. (submitted)</text:span></text:p>
        </text:list-item>
        <text:list-item>
          <text:p text:style-name="P12"><text:span text:style-name="T3">Recon.init</text:span><text:span text:style-name="T13"> -- Java Script Object Notation (json) file of input specifications for running ReconAnalog </text:span><text:span text:style-name="T15">to duplicate offline the</text:span><text:span text:style-name="T13"> sample reconstruction in </text:span><text:span text:style-name="T15">section 4 of </text:span><text:span text:style-name="T12">Prusevich et al. (submitted)</text:span><text:span text:style-name="T13"> </text:span></text:p>
        </text:list-item>
        <text:list-item>
          <text:p text:style-name="P8"><text:span text:style-name="T3">Recon_Katun.init</text:span><text:span text:style-name="T13"> -- identical to Recon.init. This is the archived permanent storage version of Recon.init</text:span><text:span text:style-name="T15">. ReconAnalog specifically reads "Recon.init." You may have different dedicated json files for various analyses, such as Recon_Katun.init, Recon_Yenisei.init,.... Before running ReconAnalog for a different analysis copy the desired dedicated json file as Recon.init, writing over the existing Recon.init.</text:span><text:span text:style-name="T13"> </text:span></text:p>
        </text:list-item>
        <text:list-item>
          <text:p text:style-name="P8"><text:span text:style-name="T3">PackagesNeeded.txt</text:span><text:span text:style-name="T13"> -- List of R packages and versions that must be installed on user's laptop for ReconAnalog to work.</text:span></text:p>
        </text:list-item>
        <text:list-item>
          <text:p text:style-name="P8"><text:span text:style-name="T3">TrishOutputDescribeAnalog.pdf</text:span><text:span text:style-name="T13"> -- </text:span><text:span text:style-name="T14">Detailed description of simple analog method, one of the options for reconstruction in ReconAnalog</text:span></text:p>
        </text:list-item>
        <text:list-item>
          <text:p text:style-name="P13"><text:span text:style-name="T3">TrishOutputDescribeMLR1-noPCA.pdf</text:span><text:span text:style-name="T14"> -- Detailed description of reconstruction by multiple linear regression of predictand on the time series of screen single-site reconstructions (SSRs), one of the options for reconstruction in ReconAnalog. The "noPCA" indicates that that this method does not involve principal component analysis (PCA)</text:span></text:p>
        </text:list-item>
        <text:list-item>
          <text:p text:style-name="P13"><text:span text:style-name="T3">TrishOutputDescribeMLR1-PCA.pdf</text:span><text:span text:style-name="T14"> -- Detailed description of reconstruction by multiple linear regression of predictand on principal components of screen single-site reconstructions (SSRs), one of the options for reconstruction in ReconAnalog. </text:span></text:p>
        </text:list-item>
        <text:list-item>
          <text:p text:style-name="P13"><text:span text:style-name="T3">TrishOutputDescribeSLR1.pdf</text:span><text:span text:style-name="T14"> -- Detailed description of simple linear regression (SLR) method, one of the options for reconstruction in ReconAnalog</text:span></text:p>
        </text:list-item>
        <text:list-item>
          <text:p text:style-name="P8"><text:span text:style-name="T4">Running_Instructions_ReconAnalog.pdf</text:span><text:span text:style-name="T16"> -- brief instructions for R user to duplicate the TRISH <text:s/>sample reconstruction described in section 4 of Prusevich et al. (submitted) standalone in RStudio on user's laptop.</text:span></text:p>
        </text:list-item>
        <text:list-item>
          <text:p text:style-name="P8"><text:span text:style-name="T4">Recon_init_explanation</text:span><text:span text:style-name="T3">.pdf</text:span><text:span text:style-name="T16"> -- </text:span><text:span text:style-name="T28">L</text:span><text:span text:style-name="T16">ine-by-line explanation of the json input settings in files Recon.int and its identical twin Recon_Katun.init.</text:span></text:p>
        </text:list-item>
        <text:list-item>
          <text:p text:style-name="P14"><text:span text:style-name="T4">readme</text:span><text:span text:style-name="T3">.txt</text:span><text:span text:style-name="T16"> -- this readme file</text:span></text:p>
        </text:list-item>
        <text:list-item>
          <text:p text:style-name="P15"><text:span text:style-name="T3">ListFilesTRISH01.txt</text:span><text:span text:style-name="T16"> -- List of files, including their folders on Meko's laptop, used to populate the GitHub repository</text:span><text:span text:style-name="T23"> </text:span><text:span text:style-name="T27">with TRISH-specific files</text:span><text:span text:style-name="T16">. <text:s/>You can ignore this file.</text:span></text:p>
        </text:list-item>
        <text:list-item>
          <text:p text:style-name="P16"><text:span text:style-name="T3">ReconStep.Rmd</text:span> -- R Markdown document for instructional classes DISC and the international course</text:p>
        </text:list-item>
        <text:list-item>
          <text:p text:style-name="P16"><text:span text:style-name="T3">ReconStep.bib</text:span> -- Bibliography file used by ReconStep.Rmd to interpret citations and build reference list when generating output pdf or html with ReconStep.Rmd</text:p>
        </text:list-item>
        <text:list-item>
          <text:p text:style-name="P16"><text:span text:style-name="T3">PsepAugTahoe.txt</text:span> -- Sample input climatic data for testing ReconStep.Rmd</text:p>
        </text:list-item>
        <text:list-item>
          <text:p text:style-name="P16"><text:span text:style-name="T3">ChronsTahoe5.txt</text:span> -- <text:s/>Sample tree-ring chronologies for testing ReconStep.Rmd</text:p>
        </text:list-item>
        <text:list-item>
          <text:p text:style-name="P16"><text:span text:style-name="T3">RecOutput.RData</text:span> -- <text:s/>Output from run of ReconStep.Rmd on sample input</text:p>
        </text:list-item>
        <text:list-item>
          <text:p text:style-name="P8"><text:soft-page-break/><text:span text:style-name="T3">Instructions_ReconStep.odt</text:span><text:span text:style-name="T18"> -- Instructions for students for preparing to run ReconStep.Rmd on their laptops</text:span></text:p>
        </text:list-item>
        <text:list-item>
          <text:p text:style-name="P19"><text:span text:style-name="T5">c</text:span><text:span text:style-name="T3">hron1_UF2025b.R</text:span><text:span text:style-name="T17"> -- Script to read in four sample rwl files and call functions from <text:s/>package dplR to standardize those. Output crn files are produced for standardization with and without variance stabilization, and plots summarize the effect of variance stabilization on the range of the generated site chronologies. Input data in folder /data_chron</text:span><text:span text:style-name="T19">1</text:span><text:span text:style-name="T17">_UF2025b. <text:s/>Ignore notation "UF2025b", which refers to the script being developed for a particular unfunded project in year 2025.</text:span></text:p>
        </text:list-item>
        <text:list-item>
          <text:p text:style-name="P19"><text:span text:style-name="T3">chron2_UF2025b.R</text:span><text:span text:style-name="T17"> -- Script to generate a time series matrix of four sample crn files into a time series matrix. Input data in folder /data_chron2_UF2025b. <text:s/>Ignore notation "UF2025b", which refers to the script being developed for a particular unfunded project in year 2025.</text:span></text:p>
        </text:list-item>
        <text:list-item>
          <text:p text:style-name="P19"><text:span text:style-name="T3">crn2tsv.R</text:span><text:span text:style-name="T17"> -- Called by chron2_UF2025b.R to read crn files from a dedicated folder and convert those to a time series matrix</text:span></text:p>
        </text:list-item>
        <text:list-item>
          <text:p text:style-name="P19"><text:span text:style-name="T3">TreeClim_seascorr.Rmd</text:span><text:span text:style-name="T17"> – </text:span><text:span text:style-name="T20">R markdown file illustrating use of R package treeclim’s seascorr function. </text:span></text:p>
        </text:list-item>
        <text:list-item>
          <text:p text:style-name="P20"><text:span text:style-name="T6">TreeClim_seascorr.nb.html</text:span><text:span text:style-name="T20"> – html output from </text:span><text:span text:style-name="T17">TreeClim_seascorr.Rmd </text:span><text:span text:style-name="T21">run on sample chronologies from Tahoe Basin and monthly precipitation and temperature data</text:span></text:p>
        </text:list-item>
        <text:list-item>
          <text:p text:style-name="P20"><text:span text:style-name="T7">Pmonthly_seascorr.dat</text:span><text:span text:style-name="T21"> – sample input monthly precipitation data for </text:span><text:span text:style-name="T17">TreeClim_seascorr.Rmd</text:span></text:p>
        </text:list-item>
        <text:list-item>
          <text:p text:style-name="P20"><text:span text:style-name="T7">Tmonthly_seascorr.dat</text:span><text:span text:style-name="T21"> – sample input monthly temperature data for </text:span><text:span text:style-name="T17">TreeClim_seascorr.Rmd</text:span></text:p>
        </text:list-item>
        <text:list-item>
          <text:p text:style-name="P20"><text:span text:style-name="T3">SeascorrPrep1.R</text:span><text:span text:style-name="T17"> – </text:span><text:span text:style-name="T21">function used to convert the data in Pmonthly_seascorr.dat and Tmonthly_seascorr.dat into the format required by function seascorr in package treeclim.</text:span></text:p>
        </text:list-item>
        <text:list-item>
          <text:p text:style-name="P20"><text:span text:style-name="T7">SeascorrTahoeInput.Rdata</text:span><text:span text:style-name="T21"> – the converted (by SeascorrPrep1.R) sample climate data in a form that can be read by function seascorr in package treeclim.</text:span></text:p>
        </text:list-item>
        <text:list-item>
          <text:p text:style-name="P17"><text:span text:style-name="T7">TreeClim_play.Rmd</text:span><text:span text:style-name="T34"> – </text:span><text:span text:style-name="T35">illustrates several package treeclim functions on sample data provided by treeclim. You can ignore this file. I used it as an intermediate step in writing TreeClim_seascorr.Rmd. </text:span></text:p>
        </text:list-item>
        <text:list-item>
          <text:p text:style-name="P17"><text:span text:style-name="T3">TreeClim_play.nb.html</text:span> – <text:span text:style-name="T35">the html produced by TreeClim_play.Rmd. You can ignore this file.</text:span></text:p>
        </text:list-item>
      </text:list>
      <text:p text:style-name="P18"/>
      <text:p text:style-name="Standard"/>
      <text:p text:style-name="P4">References</text:p>
      <text:p text:style-name="P5"/>
      <text:p text:style-name="P5">Prusevich, A. A., Meko, D. M., Panyushkina, I. P., Shiklomanov, A. I., Lammers, R. B., Glidden, S., &amp; Thaxton, R. D. (submitted). TRISH: Tree-Ring Integrated System for Hydrology, a web-based tool for reconstruction. Environ. Model. Softw.. (Submitted 29 October 2024)</text:p>
      <text:p text:style-name="P5"/>
      <text:p text:style-name="P5">Meko, D. M., Biondi, F., Taylor, A. H., Panyushkina, I. P., Thaxton, R. D., Prusevich, A. A., . . . Glidden, S. (2024). Runoff variability in the Truckee-Carson River Basin from tree rings and a water balance model. Earth Interact.. (Early online version, 5 June 2024) doi: 10.1175/EI-D-23-0018.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tyle="italic" officeooo:rsid="000e1876" officeooo:paragraph-rsid="000e1876" style:font-style-asian="italic" style:font-style-complex="italic"/>
    </style:style>
    <style:style style:name="MP2" style:family="paragraph" style:parent-style-name="Footer">
      <style:text-properties officeooo:rsid="00190ac6" officeooo:paragraph-rsid="00190ac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adme.pdf</text:p>
      </style:header>
      <style:footer>
        <text:p text:style-name="MP2"><text:tab/><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6:42:56.212314737</meta:creation-date>
    <meta:editing-duration>PT6M46S</meta:editing-duration>
    <meta:editing-cycles>3</meta:editing-cycles>
    <meta:generator>LibreOffice/24.2.7.2$Linux_X86_64 LibreOffice_project/420$Build-2</meta:generator>
    <dc:date>2025-05-27T15:31:22.319418432</dc:date>
    <dc:creator>David Meko</dc:creator>
    <meta:document-statistic meta:table-count="0" meta:image-count="0" meta:object-count="0" meta:page-count="4" meta:paragraph-count="87" meta:word-count="1721" meta:character-count="11857" meta:non-whitespace-character-count="10254"/>
  </office:meta>
</office:document-meta>
</file>